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Century Gothic" officeooo:rsid="001871e4" officeooo:paragraph-rsid="001871e4"/>
    </style:style>
    <style:style style:name="P2" style:family="paragraph" style:parent-style-name="Text_20_body">
      <style:text-properties style:font-name="Century Gothic" officeooo:rsid="0019da51" officeooo:paragraph-rsid="0019da51"/>
    </style:style>
    <style:style style:name="P3" style:family="paragraph" style:parent-style-name="Text_20_body">
      <style:text-properties style:font-name="Century Gothic" officeooo:rsid="0019da51" officeooo:paragraph-rsid="0029b047"/>
    </style:style>
    <style:style style:name="P4" style:family="paragraph" style:parent-style-name="Text_20_body">
      <style:text-properties style:font-name="Century Gothic" officeooo:rsid="0019da51" officeooo:paragraph-rsid="002fc049"/>
    </style:style>
    <style:style style:name="P5" style:family="paragraph" style:parent-style-name="Text_20_body">
      <style:text-properties style:font-name="Century Gothic" officeooo:rsid="001d949b" officeooo:paragraph-rsid="001d949b"/>
    </style:style>
    <style:style style:name="P6" style:family="paragraph" style:parent-style-name="Text_20_body">
      <style:text-properties style:font-name="Century Gothic" officeooo:rsid="0029b047" officeooo:paragraph-rsid="0029b047"/>
    </style:style>
    <style:style style:name="P7" style:family="paragraph" style:parent-style-name="Text_20_body">
      <style:text-properties style:font-name="Century Gothic" fo:font-weight="bold" officeooo:rsid="0019da51" officeooo:paragraph-rsid="0019da51" style:font-weight-asian="bold" style:font-weight-complex="bold"/>
    </style:style>
    <style:style style:name="P8" style:family="paragraph" style:parent-style-name="Text_20_body">
      <style:text-properties style:font-name="Century Gothic" fo:font-weight="bold" officeooo:rsid="0019da51" officeooo:paragraph-rsid="002fc049" style:font-weight-asian="bold" style:font-weight-complex="bold"/>
    </style:style>
    <style:style style:name="P9" style:family="paragraph" style:parent-style-name="Text_20_body">
      <style:text-properties style:font-name="Century Gothic" fo:font-weight="bold" officeooo:rsid="002fc049" officeooo:paragraph-rsid="002fc049" style:font-weight-asian="bold" style:font-weight-complex="bold"/>
    </style:style>
    <style:style style:name="P10" style:family="paragraph" style:parent-style-name="Text_20_body">
      <style:text-properties style:font-name="Century Gothic" officeooo:rsid="001e17a4" officeooo:paragraph-rsid="001e17a4"/>
    </style:style>
    <style:style style:name="P11" style:family="paragraph" style:parent-style-name="Text_20_body">
      <style:text-properties officeooo:paragraph-rsid="0019da51"/>
    </style:style>
    <style:style style:name="P12" style:family="paragraph" style:parent-style-name="Title">
      <style:text-properties style:font-name="Century Gothic" officeooo:rsid="001871e4" officeooo:paragraph-rsid="001871e4"/>
    </style:style>
    <style:style style:name="P13" style:family="paragraph" style:parent-style-name="Text_20_body">
      <style:text-properties style:font-name="Century Gothic" officeooo:rsid="001ecbb2" officeooo:paragraph-rsid="002fc049"/>
    </style:style>
    <style:style style:name="P14" style:family="paragraph" style:parent-style-name="Text_20_body">
      <style:text-properties style:font-name="Century Gothic" fo:font-weight="bold" officeooo:rsid="0019da51" officeooo:paragraph-rsid="0019da51" style:font-weight-asian="bold" style:font-weight-complex="bold"/>
    </style:style>
    <style:style style:name="P15" style:family="paragraph" style:parent-style-name="Text_20_body">
      <style:text-properties style:font-name="Century Gothic" officeooo:rsid="0029b047" officeooo:paragraph-rsid="0029b047"/>
    </style:style>
    <style:style style:name="P16" style:family="paragraph" style:parent-style-name="Text_20_body" style:list-style-name="L1">
      <style:text-properties officeooo:paragraph-rsid="0019da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cff6" style:font-weight-asian="bold" style:font-weight-complex="bold"/>
    </style:style>
    <style:style style:name="T3" style:family="text">
      <style:text-properties style:font-name="Century Gothic" officeooo:rsid="0019da51"/>
    </style:style>
    <style:style style:name="T4" style:family="text">
      <style:text-properties style:font-name="Century Gothic" fo:font-weight="bold" officeooo:rsid="0019da51" style:font-weight-asian="bold" style:font-weight-complex="bold"/>
    </style:style>
    <style:style style:name="T5" style:family="text">
      <style:text-properties style:font-name="Century Gothic" fo:font-weight="bold" officeooo:rsid="002ddbee" style:font-weight-asian="bold" style:font-weight-complex="bold"/>
    </style:style>
    <style:style style:name="T6" style:family="text">
      <style:text-properties style:font-name="Century Gothic" fo:font-weight="bold" officeooo:rsid="002fcff6" style:font-weight-asian="bold" style:font-weight-complex="bold"/>
    </style:style>
    <style:style style:name="T7" style:family="text">
      <style:text-properties officeooo:rsid="002fc04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fcf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UE.JS</text:p>
      <text:p text:style-name="P1"/>
      <text:p text:style-name="P8"><text:span text:style-name="T7">1. </text:span>¿Qué es un framework? ¿Qué es Vue.js?</text:p>
      <text:p text:style-name="P4"><text:a xlink:type="simple" xlink:href="https://www.orix.es/que-es-un-framework-y-para-que-se-utiliza" text:style-name="Internet_20_link" text:visited-style-name="Visited_20_Internet_20_Link"><text:span text:style-name="T8">https://www.orix.es/que-es-un-framework-y-para-que-se-utiliza</text:span></text:a></text:p>
      <text:p text:style-name="P13">Framework basado en javascript.</text:p>
      <text:p text:style-name="P13">Reactivo: Capaz de modificar el DOM en tiempo real.</text:p>
      <text:p text:style-name="P7"/>
      <text:p text:style-name="P11"><text:span text:style-name="T6">2. </text:span><text:span text:style-name="T4">¿C</text:span><text:span text:style-name="T5">aracterísticas y</text:span><text:span text:style-name="T4"> utilidades tiene?</text:span></text:p>
      <text:p text:style-name="P5">Versatil; fácil integración de otras librerías o proyectos existentes.</text:p>
      <text:p text:style-name="P10">Opción de usar el framework en algunas partes del código o basar una aplicación hecha completamente en Vue.js</text:p>
      <text:p text:style-name="P10"/>
      <text:p text:style-name="P9"><text:span text:style-name="T9">3. </text:span>Ejemplos código</text:p>
      <text:p text:style-name="P7"/>
      <text:p text:style-name="P2"><text:span text:style-name="T2">4. </text:span><text:span text:style-name="T1">¿Qué proyectos se desarrollan con Vue.js?</text:span></text:p>
      <text:list xml:id="list611182195" text:style-name="L1">
        <text:list-item>
          <text:p text:style-name="P16"><text:a xlink:type="simple" xlink:href="https://deckboard.app/" text:style-name="Internet_20_link" text:visited-style-name="Visited_20_Internet_20_Link"><text:span text:style-name="T3">https://deckboard.app</text:span></text:a></text:p>
        </text:list-item>
        <text:list-item>
          <text:p text:style-name="P16"><text:a xlink:type="simple" xlink:href="https://www.alibaba.com/" text:style-name="Internet_20_link" text:visited-style-name="Visited_20_Internet_20_Link"><text:span text:style-name="T3">https://www.alibaba.com</text:span></text:a></text:p>
        </text:list-item>
      </text:list>
      <text:p text:style-name="P7"><text:span text:style-name="T9">5. </text:span>¿Qué destaca frente a frameworks similares?</text:p>
      <text:p text:style-name="P6"/>
      <text:p text:style-name="P6">https://www.monterail.com/blog/vue-vs-react-2020#:~:text=Syntax,the%20view%20layer%20is%20built.&amp;text=In%20React%2C%20on%20the%20other,how%20to%20create%20Web%20applications.</text:p>
      <text:p text:style-name="P3"/>
      <text:p text:style-name="P2">Comparación Vue.js con otros frameworks</text:p>
      <text:p text:style-name="P2"/>
      <text:p text:style-name="P2">https://es.vuejs.org/v2/guide/comparison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1:07:35.386000000</meta:creation-date>
    <dc:date>2020-10-09T20:45:32.119000000</dc:date>
    <meta:editing-duration>PT3H43M30S</meta:editing-duration>
    <meta:editing-cycles>16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6" meta:word-count="83" meta:character-count="819" meta:non-whitespace-character-count="754"/>
  </office:meta>
</office:document-meta>
</file>